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54693b"/>
    </style:style>
    <style:style style:name="P2" style:family="paragraph" style:parent-style-name="paragraph">
      <style:text-properties officeooo:paragraph-rsid="0057a687"/>
    </style:style>
    <style:style style:name="P3" style:family="paragraph" style:parent-style-name="paragraph">
      <style:text-properties officeooo:paragraph-rsid="0058b9e0"/>
    </style:style>
    <style:style style:name="P4" style:family="paragraph" style:parent-style-name="chapter_5f_heading">
      <style:text-properties officeooo:rsid="00466e8a" officeooo:paragraph-rsid="004aa71f"/>
    </style:style>
    <style:style style:name="P5" style:family="paragraph" style:parent-style-name="paragraph_5f_first">
      <style:text-properties officeooo:paragraph-rsid="004c292c"/>
    </style:style>
    <style:style style:name="P6" style:family="paragraph" style:parent-style-name="paragraph_5f_first">
      <style:text-properties officeooo:paragraph-rsid="004e4566"/>
    </style:style>
    <style:style style:name="P7" style:family="paragraph" style:parent-style-name="paragraph_5f_first">
      <style:text-properties officeooo:paragraph-rsid="005660e7"/>
    </style:style>
    <style:style style:name="P8" style:family="paragraph" style:parent-style-name="paragraph_5f_first">
      <style:text-properties officeooo:paragraph-rsid="0057a687"/>
    </style:style>
    <style:style style:name="P9" style:family="paragraph" style:parent-style-name="paragraph_5f_first">
      <style:text-properties officeooo:paragraph-rsid="0058b9e0"/>
    </style:style>
    <style:style style:name="P10" style:family="paragraph" style:parent-style-name="paragraph" style:list-style-name="L2">
      <style:text-properties officeooo:paragraph-rsid="004e853b"/>
    </style:style>
    <style:style style:name="P11" style:family="paragraph" style:parent-style-name="paragraph" style:list-style-name="L3">
      <style:text-properties officeooo:paragraph-rsid="00502a8d"/>
    </style:style>
    <style:style style:name="P12" style:family="paragraph" style:parent-style-name="paragraph_5f_first" style:list-style-name="L1"/>
    <style:style style:name="P13" style:family="paragraph" style:parent-style-name="paragraph_5f_first" style:list-style-name="L1">
      <style:text-properties officeooo:rsid="004e4566" officeooo:paragraph-rsid="0057a687"/>
    </style:style>
    <style:style style:name="P14" style:family="paragraph" style:parent-style-name="paragraph_5f_first" style:list-style-name="L1">
      <style:text-properties officeooo:rsid="004e4566" officeooo:paragraph-rsid="004e4566"/>
    </style:style>
    <style:style style:name="T1" style:family="text">
      <style:text-properties officeooo:rsid="004aa71f"/>
    </style:style>
    <style:style style:name="T2" style:family="text">
      <style:text-properties officeooo:rsid="004b3a68"/>
    </style:style>
    <style:style style:name="T3" style:family="text">
      <style:text-properties officeooo:rsid="004c292c"/>
    </style:style>
    <style:style style:name="T4" style:family="text">
      <style:text-properties officeooo:rsid="005658d0"/>
    </style:style>
    <style:style style:name="T5" style:family="text">
      <style:text-properties officeooo:rsid="005660e7"/>
    </style:style>
    <style:style style:name="T6" style:family="text">
      <style:text-properties officeooo:rsid="0057a687"/>
    </style:style>
    <style:style style:name="T7" style:family="text">
      <style:text-properties officeooo:rsid="0058b9e0"/>
    </style:style>
    <style:style style:name="T8" style:family="text">
      <style:text-properties officeooo:rsid="005a91b6"/>
    </style:style>
    <style:style style:name="T9" style:family="text">
      <style:text-properties officeooo:rsid="005b7a0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izenz</text:span><text:span text:style-name="T2">bestimmungen</text:span></text:p>
      <text:p text:style-name="P5"><text:span text:style-name="T3">Alle Teile dieses Werk</text:span><text:span text:style-name="T8">es mit Ausnahme des nachfolgenden Lizenztextes</text:span><text:span text:style-name="T3">: </text:span><text:span text:style-name="T2">Copyright </text:span><text:span text:style-name="T4">(C)</text:span><text:span text:style-name="T2"> 2014</text:span><text:span text:style-name="T9">-2015 </text:span><text:span text:style-name="T2">Stephan Kreutzer. GNU Affero General Public License 3 or any later version.</text:span></text:p>
      <text:p text:style-name="section_5f_heading">GNU AFFERO GENERAL PUBLIC LICENSE</text:p>
      <text:p text:style-name="paragraph_5f_first">Version 3, 19 November 2007</text:p>
      <text:p text:style-name="paragraph">Copyright © 2007 Free Software Foundation, Inc. &lt;<text:a xlink:type="simple" xlink:href="http://fsf.org/">http://fsf.org/</text:a>&gt;</text:p>
      <text:p text:style-name="paragraph">Everyone is permitted to copy and distribute verbatim copies of this license document, but changing it is not allowed.</text:p>
      <text:p text:style-name="section_5f_heading"><text:bookmark text:name="preamble"/>Preamble</text:p>
      <text:p text:style-name="paragraph_5f_first">The GNU Affero General Public License is a free, copyleft license for software and other kinds of works, specifically designed to ensure cooperation with the community in the case of network server software.</text:p>
      <text:p text:style-name="paragraph">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paragraph">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aragraph">Developers that use our General Public Licenses protect your rights with two steps: (1) assert copyright on the software, and (2) offer you this License which gives you legal permission to copy, distribute and/or modify the software.</text:p>
      <text:p text:style-name="paragraph">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paragraph">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paragraph"><text:soft-page-break/>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paragraph">The precise terms and conditions for copying, distribution and modification follow.</text:p>
      <text:p text:style-name="section_5f_heading"><text:bookmark text:name="terms"/>TERMS AND CONDITIONS</text:p>
      <text:p text:style-name="subsection_5f_heading"><text:bookmark text:name="section0"/>0. Definitions.</text:p>
      <text:p text:style-name="P7"><text:span text:style-name="T5">“</text:span>This License<text:span text:style-name="T5">”</text:span> refers to version 3 of the GNU Affero General Public License.</text:p>
      <text:p text:style-name="P2"><text:span text:style-name="T6">“</text:span>Copyright<text:span text:style-name="T6">”</text:span> also means copyright-like laws that apply to other kinds of works, such as semiconductor masks.</text:p>
      <text:p text:style-name="P2"><text:span text:style-name="T6">“</text:span>The Program<text:span text:style-name="T6">”</text:span> refers to any copyrightable work licensed under this License. Each licensee is addressed as <text:span text:style-name="T6">“</text:span>you<text:span text:style-name="T6">”</text:span>. <text:span text:style-name="T6">“</text:span>Licensees<text:span text:style-name="T6">”</text:span> and <text:span text:style-name="T6">“</text:span>recipients<text:span text:style-name="T6">”</text:span> may be individuals or organizations.</text:p>
      <text:p text:style-name="P2">To <text:span text:style-name="T6">“</text:span>modify<text:span text:style-name="T6">”</text:span> a work means to copy from or adapt all or part of the work in a fashion requiring copyright permission, other than the making of an exact copy. The resulting work is called a <text:span text:style-name="T6">“</text:span>modified version<text:span text:style-name="T6">”</text:span> of the earlier work or a work <text:span text:style-name="T6">“</text:span>based on<text:span text:style-name="T6">”</text:span> the earlier work.</text:p>
      <text:p text:style-name="P2">A <text:span text:style-name="T6">“</text:span>covered work<text:span text:style-name="T6">”</text:span> means either the unmodified Program or a work based on the Program.</text:p>
      <text:p text:style-name="P2">To <text:span text:style-name="T6">“</text:span>propagate<text:span text:style-name="T6">”</text:span>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To <text:span text:style-name="T6">“</text:span>convey<text:span text:style-name="T6">”</text:span> a work means any kind of propagation that enables other parties to make or receive copies. Mere interaction with a user through a computer network, with no transfer of a copy, is not conveying.</text:p>
      <text:p text:style-name="P2">An interactive user interface displays <text:span text:style-name="T6">“</text:span>Appropriate Legal Notices<text:span text:style-name="T6">”</text:span>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subsection_5f_heading"><text:bookmark text:name="section1"/>1. Source Code.</text:p>
      <text:p text:style-name="P8">The <text:span text:style-name="T6">“</text:span>source code<text:span text:style-name="T6">”</text:span> for a work means the preferred form of the work for making modifications to it. <text:span text:style-name="T6">“</text:span>Object code<text:span text:style-name="T6">”</text:span> means any non-source form of a work.</text:p>
      <text:p text:style-name="P2">A <text:span text:style-name="T6">“</text:span>Standard Interface<text:span text:style-name="T6">”</text:span> means an interface that either is an official standard defined by a recognized standards body, or, in the case of interfaces specified for a particular programming language, one that is widely used among developers working in that language.</text:p>
      <text:p text:style-name="P2">The <text:span text:style-name="T6">“</text:span>System Libraries<text:span text:style-name="T6">”</text:span> of an executable work include anything, other than the work as a whole, that (a) is included in the normal form of packaging a Major Component, but which is not part of that Major Component, and (b) serves only to enable use of the work with that Major Component, <text:soft-page-break/>or to implement a Standard Interface for which an implementation is available to the public in source code form. A <text:span text:style-name="T6">“</text:span>Major Component<text:span text:style-name="T6">”</text:span>, in this context, means a major essential component (kernel, window system, and so on) of the specific operating system (if any) on which the executable work runs, or a compiler used to produce the work, or an object code interpreter used to run it.</text:p>
      <text:p text:style-name="P2">The <text:span text:style-name="T6">“</text:span>Corresponding Source<text:span text:style-name="T6">”</text:span>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aragraph">The Corresponding Source need not include anything that users can regenerate automatically from other parts of the Corresponding Source.</text:p>
      <text:p text:style-name="paragraph">The Corresponding Source for a work in source code form is that same work.</text:p>
      <text:p text:style-name="subsection_5f_heading"><text:bookmark text:name="section2"/>2. Basic Permissions.</text:p>
      <text:p text:style-name="paragraph_5f_first">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aragraph">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aragraph">Conveying under any other circumstances is permitted solely under the conditions stated below. Sublicensing is not allowed; section 10 makes it unnecessary.</text:p>
      <text:p text:style-name="subsection_5f_heading"><text:bookmark text:name="section3"/>3. Protecting Users' Legal Rights From Anti-Circumvention Law.</text:p>
      <text:p text:style-name="paragraph_5f_first">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aragraph">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subsection_5f_heading"><text:bookmark text:name="section4"/>4. Conveying Verbatim Copies.</text:p>
      <text:p text:style-name="paragraph_5f_first"><text:soft-page-break/>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aragraph">You may charge any price or no price for each copy that you convey, and you may offer support or warranty protection for a fee.</text:p>
      <text:p text:style-name="subsection_5f_heading"><text:bookmark text:name="section5"/>5. Conveying Modified Source Versions.</text:p>
      <text:p text:style-name="P6">You may convey a work based on the Program, or the modifications to produce it from the Program, in the form of source code under the terms of section 4, provided that you also meet all of these conditions:</text:p>
      <text:list xml:id="list1004908354" text:style-name="L1">
        <text:list-item>
          <text:p text:style-name="P12">a) The work must carry prominent notices stating that you modified it, and giving a relevant date.</text:p>
        </text:list-item>
        <text:list-item>
          <text:p text:style-name="P13">b) The work must carry prominent notices stating that it is released under this License and any conditions added under section 7. This requirement modifies the requirement in section 4 to <text:span text:style-name="T6">“</text:span>keep intact all notices<text:span text:style-name="T6">”</text:span>.</text:p>
        </text:list-item>
        <text:list-item>
          <text:p text:style-name="P1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4">d) If the work has interactive user interfaces, each must display Appropriate Legal Notices; however, if the Program has interactive interfaces that do not display Appropriate Legal Notices, your work need not make them do so.</text:p>
        </text:list-item>
      </text:list>
      <text:p text:style-name="P2">A compilation of a covered work with other separate and independent works, which are not by their nature extensions of the covered work, and which are not combined with it such as to form a larger program, in or on a volume of a storage or distribution medium, is called an <text:span text:style-name="T6">“</text:span>aggregate<text:span text:style-name="T6">”</text:span>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subsection_5f_heading"><text:bookmark text:name="section6"/>6. Conveying Non-Source Forms.</text:p>
      <text:p text:style-name="paragraph_5f_first">You may convey a covered work in object code form under the terms of sections 4 and 5, provided that you also convey the machine-readable Corresponding Source under the terms of this License, in one of these ways:</text:p>
      <text:list xml:id="list1166401524" text:style-name="L2">
        <text:list-item>
          <text:p text:style-name="P10">a) Convey the object code in, or embodied in, a physical product (including a physical distribution medium), accompanied by the Corresponding Source fixed on a durable physical medium customarily used for software interchange.</text:p>
        </text:list-item>
        <text:list-item>
          <text:p text:style-name="P1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ext:soft-page-break/>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10">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0">e) Convey the object code using peer-to-peer transmission, provided you inform other peers where the object code and Corresponding Source of the work are being offered to the general public at no charge under subsection 6d.</text:p>
        </text:list-item>
      </text:list>
      <text:p text:style-name="paragraph">A separable portion of the object code, whose source code is excluded from the Corresponding Source as a System Library, need not be included in conveying the object code work.</text:p>
      <text:p text:style-name="P3">A <text:span text:style-name="T7">“</text:span>User Product<text:span text:style-name="T7">”</text:span> is either (1) a <text:span text:style-name="T7">“</text:span>consumer product<text:span text:style-name="T7">”</text:span>,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text:span text:style-name="T7">“</text:span>normally used<text:span text:style-name="T7">”</text:span>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text:span text:style-name="T7">“</text:span>Installation Information<text:span text:style-name="T7">”</text:spa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aragraph">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aragraph">The requirement to provide Installation Information does not include a requirement to continue <text:soft-page-break/>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aragraph">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subsection_5f_heading"><text:bookmark text:name="section7"/>7. Additional Terms.</text:p>
      <text:p text:style-name="P9"><text:span text:style-name="T7">“</text:span>Additional permissions<text:span text:style-name="T7">”</text:span>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aragraph">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aragraph">Notwithstanding any other provision of this License, for material you add to a covered work, you may (if authorized by the copyright holders of that material) supplement the terms of this License with terms:</text:p>
      <text:list xml:id="list281769413" text:style-name="L3">
        <text:list-item>
          <text:p text:style-name="P11">a) Disclaiming warranty or limiting liability differently from the terms of sections 15 and 16 of this License; or</text:p>
        </text:list-item>
        <text:list-item>
          <text:p text:style-name="P11">b) Requiring preservation of specified reasonable legal notices or author attributions in that material or in the Appropriate Legal Notices displayed by works containing it; or</text:p>
        </text:list-item>
        <text:list-item>
          <text:p text:style-name="P11">c) Prohibiting misrepresentation of the origin of that material, or requiring that modified versions of such material be marked in reasonable ways as different from the original version; or</text:p>
        </text:list-item>
        <text:list-item>
          <text:p text:style-name="P11">d) Limiting the use for publicity purposes of names of licensors or authors of the material; or</text:p>
        </text:list-item>
        <text:list-item>
          <text:p text:style-name="P11">e) Declining to grant rights under trademark law for use of some trade names, trademarks, or service marks; or</text:p>
        </text:list-item>
        <text:list-item>
          <text:p text:style-name="P1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3">All other non-permissive additional terms are considered <text:span text:style-name="T7">“</text:span>further restrictions<text:span text:style-name="T7">”</text:span> within the meaning of section 10. If the Program as you received it, or any part of it, contains a notice stating that it is governed by this License along with a term that is a further restriction, you may remove <text:soft-page-break/>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aragraph">If you add terms to a covered work in accord with this section, you must place, in the relevant source files, a statement of the additional terms that apply to those files, or a notice indicating where to find the applicable terms.</text:p>
      <text:p text:style-name="paragraph">Additional terms, permissive or non-permissive, may be stated in the form of a separately written license, or stated as exceptions; the above requirements apply either way.</text:p>
      <text:p text:style-name="subsection_5f_heading"><text:bookmark text:name="section8"/>8. Termination.</text:p>
      <text:p text:style-name="paragraph_5f_first">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aragraph">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aragraph">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aragraph">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subsection_5f_heading"><text:bookmark text:name="section9"/>9. Acceptance Not Required for Having Copies.</text:p>
      <text:p text:style-name="paragraph_5f_first">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subsection_5f_heading"><text:bookmark text:name="section10"/>10. Automatic Licensing of Downstream Recipients.</text:p>
      <text:p text:style-name="paragraph_5f_first">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An <text:span text:style-name="T7">“</text:span>entity transaction<text:span text:style-name="T7">”</text:spa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aragraph"><text:soft-page-break/>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subsection_5f_heading"><text:bookmark text:name="section11"/>11. Patents.</text:p>
      <text:p text:style-name="P9">A <text:span text:style-name="T7">“</text:span>contributor<text:span text:style-name="T7">”</text:span> is a copyright holder who authorizes use under this License of the Program or a work on which the Program is based. The work thus licensed is called the contributor's <text:span text:style-name="T7">“</text:span>contributor version<text:span text:style-name="T7">”</text:span>.</text:p>
      <text:p text:style-name="P3">A contributor's <text:span text:style-name="T7">“</text:span>essential patent claims<text:span text:style-name="T7">”</text:span>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text:span text:style-name="T7">“</text:span>control<text:span text:style-name="T7">”</text:span> includes the right to grant patent sublicenses in a manner consistent with the requirements of this License.</text:p>
      <text:p text:style-name="paragraph">Each contributor grants you a non-exclusive, worldwide, royalty-free patent license under the contributor's essential patent claims, to make, use, sell, offer for sale, import and otherwise run, modify and propagate the contents of its contributor version.</text:p>
      <text:p text:style-name="P3">In the following three paragraphs, a <text:span text:style-name="T7">“</text:span>patent license<text:span text:style-name="T7">”</text:span> is any express agreement or commitment, however denominated, not to enforce a patent (such as an express permission to practice a patent or covenant not to sue for patent infringement). To <text:span text:style-name="T7">“</text:span>grant<text:span text:style-name="T7">”</text:span> such a patent license to a party means to make such an agreement or commitment not to enforce a patent against the party.</text:p>
      <text:p text:style-name="P3">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pan text:style-name="T7">“</text:span>Knowingly relying<text:span text:style-name="T7">”</text:span>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aragraph">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A patent license is <text:span text:style-name="T7">“</text:span>discriminatory<text:span text:style-name="T7">”</text:span>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text:soft-page-break/>products or compilations that contain the covered work, unless you entered into that arrangement, or that patent license was granted, prior to 28 March 2007.</text:p>
      <text:p text:style-name="paragraph">Nothing in this License shall be construed as excluding or limiting any implied license or other defenses to infringement that may otherwise be available to you under applicable patent law.</text:p>
      <text:p text:style-name="subsection_5f_heading"><text:bookmark text:name="section12"/>12. No Surrender of Others' Freedom.</text:p>
      <text:p text:style-name="paragraph_5f_first">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subsection_5f_heading"><text:bookmark text:name="section13"/>13. Remote Network Interaction; Use with the GNU General Public License.</text:p>
      <text:p text:style-name="paragraph_5f_first">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Corresponding Source shall include the Corresponding Source for any work covered by version 3 of the GNU General Public License that is incorporated pursuant to the following paragraph.</text:p>
      <text:p text:style-name="paragraph">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p text:style-name="subsection_5f_heading"><text:bookmark text:name="section14"/>14. Revised Versions of this License.</text:p>
      <text:p text:style-name="paragraph_5f_first">The Free Software Foundation may publish revised and/or new versions of the GNU Affero General Public License from time to time. Such new versions will be similar in spirit to the present version, but may differ in detail to address new problems or concerns.</text:p>
      <text:p text:style-name="P3">Each version is given a distinguishing version number. If the Program specifies that a certain numbered version of the GNU Affero General Public License <text:span text:style-name="T7">“</text:span>or any later version<text:span text:style-name="T7">”</text:spa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paragraph">If the Program specifies that a proxy can decide which future versions of the GNU Affero General Public License can be used, that proxy's public statement of acceptance of a version permanently authorizes you to choose that version for the Program.</text:p>
      <text:p text:style-name="paragraph">Later license versions may give you additional or different permissions. However, no additional obligations are imposed on any author or copyright holder as a result of your choosing to follow a later version.</text:p>
      <text:p text:style-name="subsection_5f_heading"><text:bookmark text:name="section15"/>15. Disclaimer of Warranty.</text:p>
      <text:p text:style-name="P9"><text:soft-page-break/>THERE IS NO WARRANTY FOR THE PROGRAM, TO THE EXTENT PERMITTED BY APPLICABLE LAW. EXCEPT WHEN OTHERWISE STATED IN WRITING THE COPYRIGHT HOLDERS AND/OR OTHER PARTIES PROVIDE THE PROGRAM <text:span text:style-name="T7">“</text:span>AS IS<text:span text:style-name="T7">”</text:span>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ubsection_5f_heading"><text:bookmark text:name="section16"/>16. Limitation of Liability.</text:p>
      <text:p text:style-name="paragraph_5f_first">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ubsection_5f_heading"><text:bookmark text:name="section17"/>17. Interpretation of Sections 15 and 16.</text:p>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p text:style-name="section_5f_heading"><text:bookmark text:name="howto"/>How to Apply These Terms to Your New Programs</text:p>
      <text:p text:style-name="paragraph_5f_first">If you develop a new program, and you want it to be of the greatest possible use to the public, the best way to achieve this is to make it free software which everyone can redistribute and change under these terms.</text:p>
      <text:p text:style-name="P3">To do so, attach the following notices to the program. It is safest to attach them to the start of each source file to most effectively state the exclusion of warranty; and each file should have at least the <text:span text:style-name="T7">“</text:span>copyright<text:span text:style-name="T7">”</text:span> line and a pointer to where the full notice is found.</text:p>
      <text:p text:style-name="P1">&lt;one line to give the program's name and a brief idea of what it does.&gt; Copyright (C) &lt;year&gt; <text:s/>&lt;name of author&gt;</text:p>
      <text:p text:style-name="P1">This program is free software: you can redistribute it and/or modify it under the terms of the GNU Affero General Public License as published by the Free Software Foundation, either version 3 of the License, or (at your option) any later version.</text:p>
      <text:p text:style-name="paragraph">This program is distributed in the hope that it will be useful, but WITHOUT ANY WARRANTY; without even the implied warranty of MERCHANTABILITY or FITNESS FOR A PARTICULAR PURPOSE. <text:s/>See the GNU Affero General Public License for more details.</text:p>
      <text:p text:style-name="P1">You should have received a copy of the GNU Affero General Public License along with this program. <text:s/>If not, see &lt;http://www.gnu.org/licenses/&gt;.</text:p>
      <text:p text:style-name="P1">Also add information on how to contact you by electronic and paper mail.</text:p>
      <text:p text:style-name="P3"><text:soft-page-break/>If your software can interact with users remotely through a computer network, you should also make sure that it provides a way for users to get its source. For example, if your program is a web application, its interface could display a <text:span text:style-name="T7">“</text:span>Source<text:span text:style-name="T7">”</text:span> link that leads users to an archive of the code. There are many ways you could offer source, and different solutions will be better for different programs; see section 13 for the specific requirements.</text:p>
      <text:p text:style-name="P3">You should also get your employer (if you work as a programmer) or school, if any, to sign a <text:span text:style-name="T7">“</text:span>copyright disclaimer<text:span text:style-name="T7">”</text:span> for the program, if necessary. For more information on this, and how to apply and follow the GNU AGPL, see &lt;<text:a xlink:type="simple" xlink:href="http://www.gnu.org/licenses/">http://www.gnu.org/licenses/</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4H24M48S</meta:editing-duration>
    <meta:editing-cycles>71</meta:editing-cycles>
    <meta:initial-creator>Stephan Kreutzer</meta:initial-creator>
    <dc:date>2015-01-31T17:46:45</dc:date>
    <dc:creator>Stephan Kreutzer</dc:creator>
    <meta:document-statistic meta:table-count="0" meta:image-count="0" meta:object-count="0" meta:page-count="11" meta:paragraph-count="122" meta:word-count="5617" meta:character-count="33771"/>
  </office:meta>
</office:document-meta>
</file>